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PrefFilterTest_IntegerKey.test_namefil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ropertyPrefFilterTest_IntegerKey.apply( JSONSerializer serializer , Object object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